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shapes>
          <draw:frame draw:z-index="0" draw:style-name="gr1" draw:text-style-name="P1" svg:width="12.1764in" svg:height="5.5102in" svg:x="0in" svg:y="0in">
            <draw:object draw:notify-on-update-of-ranges="'2'.A1:'2'.A1 '2'.A2:'2'.A21 '2'.B1:'2'.B1 '2'.B2:'2'.B21 '2'.A1:'2'.A1 '2'.A2:'2'.A21 '2'.C1:'2'.C1 '2'.C2:'2'.C21 '2'.A1:'2'.A1 '2'.A2:'2'.A21 '2'.D1:'2'.D1 '2'.D2:'2'.D21 '2'.A1:'2'.A1 '2'.A2:'2'.A21 '2'.E1:'2'.E1 '2'.E2:'2'.E21 '2'.A1:'2'.A1 '2'.A2:'2'.A21 '2'.F1:'2'.F1 '2'.F2:'2'.F21 '2'.A1:'2'.A1 '2'.A2:'2'.A21 '2'.G1:'2'.G1 '2'.G2:'2'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ilSize</text:p>
          </table:table-cell>
          <table:table-cell office:value-type="string" calcext:value-type="string">
            <text:p>Appended-256</text:p>
          </table:table-cell>
          <table:table-cell office:value-type="string" calcext:value-type="string">
            <text:p>AppendedWithBuf-256</text:p>
          </table:table-cell>
          <table:table-cell office:value-type="string" calcext:value-type="string">
            <text:p>Slice-256</text:p>
          </table:table-cell>
          <table:table-cell office:value-type="string" calcext:value-type="string">
            <text:p>Sort-256</text:p>
          </table:table-cell>
          <table:table-cell office:value-type="string" calcext:value-type="string">
            <text:p>sort.Slice-256</text:p>
          </table:table-cell>
          <table:table-cell office:value-type="string" calcext:value-type="string">
            <text:p>sort.Sort-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47" calcext:value-type="float">
            <text:p>132.47</text:p>
          </table:table-cell>
          <table:table-cell office:value-type="float" office:value="57.16" calcext:value-type="float">
            <text:p>57.16</text:p>
          </table:table-cell>
          <table:table-cell office:value-type="float" office:value="4284.5" calcext:value-type="float">
            <text:p>4284.5</text:p>
          </table:table-cell>
          <table:table-cell office:value-type="float" office:value="4946" calcext:value-type="float">
            <text:p>4946</text:p>
          </table:table-cell>
          <table:table-cell office:value-type="float" office:value="4351.75" calcext:value-type="float">
            <text:p>4351.75</text:p>
          </table:table-cell>
          <table:table-cell office:value-type="float" office:value="4831.5" calcext:value-type="float">
            <text:p>483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.22" calcext:value-type="float">
            <text:p>209.22</text:p>
          </table:table-cell>
          <table:table-cell office:value-type="float" office:value="100.1" calcext:value-type="float">
            <text:p>100.1</text:p>
          </table:table-cell>
          <table:table-cell office:value-type="float" office:value="4949.25" calcext:value-type="float">
            <text:p>4949.25</text:p>
          </table:table-cell>
          <table:table-cell office:value-type="float" office:value="5424.75" calcext:value-type="float">
            <text:p>5424.75</text:p>
          </table:table-cell>
          <table:table-cell office:value-type="float" office:value="4633.75" calcext:value-type="float">
            <text:p>4633.75</text:p>
          </table:table-cell>
          <table:table-cell office:value-type="float" office:value="5086.75" calcext:value-type="float">
            <text:p>5086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.38" calcext:value-type="float">
            <text:p>273.38</text:p>
          </table:table-cell>
          <table:table-cell office:value-type="float" office:value="126.65" calcext:value-type="float">
            <text:p>126.65</text:p>
          </table:table-cell>
          <table:table-cell office:value-type="float" office:value="5123.75" calcext:value-type="float">
            <text:p>5123.75</text:p>
          </table:table-cell>
          <table:table-cell office:value-type="float" office:value="6278.25" calcext:value-type="float">
            <text:p>6278.25</text:p>
          </table:table-cell>
          <table:table-cell office:value-type="float" office:value="5087" calcext:value-type="float">
            <text:p>5087</text:p>
          </table:table-cell>
          <table:table-cell office:value-type="float" office:value="5696.25" calcext:value-type="float">
            <text:p>5696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3.7" calcext:value-type="float">
            <text:p>323.7</text:p>
          </table:table-cell>
          <table:table-cell office:value-type="float" office:value="157.23" calcext:value-type="float">
            <text:p>157.23</text:p>
          </table:table-cell>
          <table:table-cell office:value-type="float" office:value="5444.5" calcext:value-type="float">
            <text:p>5444.5</text:p>
          </table:table-cell>
          <table:table-cell office:value-type="float" office:value="6014" calcext:value-type="float">
            <text:p>6014</text:p>
          </table:table-cell>
          <table:table-cell office:value-type="float" office:value="5401.5" calcext:value-type="float">
            <text:p>5401.5</text:p>
          </table:table-cell>
          <table:table-cell office:value-type="float" office:value="5970.25" calcext:value-type="float">
            <text:p>597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3.88" calcext:value-type="float">
            <text:p>453.88</text:p>
          </table:table-cell>
          <table:table-cell office:value-type="float" office:value="242.03" calcext:value-type="float">
            <text:p>242.03</text:p>
          </table:table-cell>
          <table:table-cell office:value-type="float" office:value="5626.5" calcext:value-type="float">
            <text:p>5626.5</text:p>
          </table:table-cell>
          <table:table-cell office:value-type="float" office:value="6312.75" calcext:value-type="float">
            <text:p>6312.75</text:p>
          </table:table-cell>
          <table:table-cell office:value-type="float" office:value="5676" calcext:value-type="float">
            <text:p>5676</text:p>
          </table:table-cell>
          <table:table-cell office:value-type="float" office:value="7009.5" calcext:value-type="float">
            <text:p>700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4.62" calcext:value-type="float">
            <text:p>544.62</text:p>
          </table:table-cell>
          <table:table-cell office:value-type="float" office:value="305.68" calcext:value-type="float">
            <text:p>305.68</text:p>
          </table:table-cell>
          <table:table-cell office:value-type="float" office:value="6188.75" calcext:value-type="float">
            <text:p>6188.75</text:p>
          </table:table-cell>
          <table:table-cell office:value-type="float" office:value="6543.5" calcext:value-type="float">
            <text:p>6543.5</text:p>
          </table:table-cell>
          <table:table-cell office:value-type="float" office:value="6023.5" calcext:value-type="float">
            <text:p>6023.5</text:p>
          </table:table-cell>
          <table:table-cell office:value-type="float" office:value="6836.5" calcext:value-type="float">
            <text:p>683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3.9" calcext:value-type="float">
            <text:p>753.9</text:p>
          </table:table-cell>
          <table:table-cell office:value-type="float" office:value="409.05" calcext:value-type="float">
            <text:p>409.05</text:p>
          </table:table-cell>
          <table:table-cell office:value-type="float" office:value="6368.5" calcext:value-type="float">
            <text:p>6368.5</text:p>
          </table:table-cell>
          <table:table-cell office:value-type="float" office:value="6866.75" calcext:value-type="float">
            <text:p>6866.75</text:p>
          </table:table-cell>
          <table:table-cell office:value-type="float" office:value="6486.5" calcext:value-type="float">
            <text:p>6486.5</text:p>
          </table:table-cell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8.15" calcext:value-type="float">
            <text:p>1008.15</text:p>
          </table:table-cell>
          <table:table-cell office:value-type="float" office:value="556.23" calcext:value-type="float">
            <text:p>556.23</text:p>
          </table:table-cell>
          <table:table-cell office:value-type="float" office:value="6599.75" calcext:value-type="float">
            <text:p>6599.75</text:p>
          </table:table-cell>
          <table:table-cell office:value-type="float" office:value="7336.5" calcext:value-type="float">
            <text:p>7336.5</text:p>
          </table:table-cell>
          <table:table-cell office:value-type="float" office:value="6650.25" calcext:value-type="float">
            <text:p>6650.25</text:p>
          </table:table-cell>
          <table:table-cell office:value-type="float" office:value="7533" calcext:value-type="float">
            <text:p>75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6.5" calcext:value-type="float">
            <text:p>1346.5</text:p>
          </table:table-cell>
          <table:table-cell office:value-type="float" office:value="720" calcext:value-type="float">
            <text:p>720</text:p>
          </table:table-cell>
          <table:table-cell office:value-type="float" office:value="6621.5" calcext:value-type="float">
            <text:p>6621.5</text:p>
          </table:table-cell>
          <table:table-cell office:value-type="float" office:value="7279.25" calcext:value-type="float">
            <text:p>7279.25</text:p>
          </table:table-cell>
          <table:table-cell office:value-type="float" office:value="6743.25" calcext:value-type="float">
            <text:p>6743.25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10.75" calcext:value-type="float">
            <text:p>1910.75</text:p>
          </table:table-cell>
          <table:table-cell office:value-type="float" office:value="919.2" calcext:value-type="float">
            <text:p>919.2</text:p>
          </table:table-cell>
          <table:table-cell office:value-type="float" office:value="6777.25" calcext:value-type="float">
            <text:p>6777.25</text:p>
          </table:table-cell>
          <table:table-cell office:value-type="float" office:value="7329" calcext:value-type="float">
            <text:p>7329</text:p>
          </table:table-cell>
          <table:table-cell office:value-type="float" office:value="7082.5" calcext:value-type="float">
            <text:p>7082.5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72.5" calcext:value-type="float">
            <text:p>2672.5</text:p>
          </table:table-cell>
          <table:table-cell office:value-type="float" office:value="1253.75" calcext:value-type="float">
            <text:p>1253.75</text:p>
          </table:table-cell>
          <table:table-cell office:value-type="float" office:value="7343.5" calcext:value-type="float">
            <text:p>7343.5</text:p>
          </table:table-cell>
          <table:table-cell office:value-type="float" office:value="7541" calcext:value-type="float">
            <text:p>7541</text:p>
          </table:table-cell>
          <table:table-cell office:value-type="float" office:value="7215" calcext:value-type="float">
            <text:p>7215</text:p>
          </table:table-cell>
          <table:table-cell office:value-type="float" office:value="8084.75" calcext:value-type="float">
            <text:p>8084.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97.75" calcext:value-type="float">
            <text:p>3797.75</text:p>
          </table:table-cell>
          <table:table-cell office:value-type="float" office:value="1792.25" calcext:value-type="float">
            <text:p>1792.25</text:p>
          </table:table-cell>
          <table:table-cell office:value-type="float" office:value="7256.25" calcext:value-type="float">
            <text:p>7256.25</text:p>
          </table:table-cell>
          <table:table-cell office:value-type="float" office:value="7805.25" calcext:value-type="float">
            <text:p>7805.25</text:p>
          </table:table-cell>
          <table:table-cell office:value-type="float" office:value="7321.5" calcext:value-type="float">
            <text:p>7321.5</text:p>
          </table:table-cell>
          <table:table-cell office:value-type="float" office:value="8318.25" calcext:value-type="float">
            <text:p>8318.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25" calcext:value-type="float">
            <text:p>5425</text:p>
          </table:table-cell>
          <table:table-cell office:value-type="float" office:value="2400.5" calcext:value-type="float">
            <text:p>2400.5</text:p>
          </table:table-cell>
          <table:table-cell office:value-type="float" office:value="7538.5" calcext:value-type="float">
            <text:p>7538.5</text:p>
          </table:table-cell>
          <table:table-cell office:value-type="float" office:value="7981" calcext:value-type="float">
            <text:p>7981</text:p>
          </table:table-cell>
          <table:table-cell office:value-type="float" office:value="7482" calcext:value-type="float">
            <text:p>7482</text:p>
          </table:table-cell>
          <table:table-cell office:value-type="float" office:value="8466" calcext:value-type="float">
            <text:p>84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46" calcext:value-type="float">
            <text:p>7546</text:p>
          </table:table-cell>
          <table:table-cell office:value-type="float" office:value="3339.75" calcext:value-type="float">
            <text:p>3339.75</text:p>
          </table:table-cell>
          <table:table-cell office:value-type="float" office:value="7897.75" calcext:value-type="float">
            <text:p>7897.75</text:p>
          </table:table-cell>
          <table:table-cell office:value-type="float" office:value="8216" calcext:value-type="float">
            <text:p>8216</text:p>
          </table:table-cell>
          <table:table-cell office:value-type="float" office:value="8118.25" calcext:value-type="float">
            <text:p>8118.25</text:p>
          </table:table-cell>
          <table:table-cell office:value-type="float" office:value="9090.25" calcext:value-type="float">
            <text:p>9090.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60.5" calcext:value-type="float">
            <text:p>8760.5</text:p>
          </table:table-cell>
          <table:table-cell office:value-type="float" office:value="4468" calcext:value-type="float">
            <text:p>4468</text:p>
          </table:table-cell>
          <table:table-cell office:value-type="float" office:value="8436.75" calcext:value-type="float">
            <text:p>8436.75</text:p>
          </table:table-cell>
          <table:table-cell office:value-type="float" office:value="8671.5" calcext:value-type="float">
            <text:p>8671.5</text:p>
          </table:table-cell>
          <table:table-cell office:value-type="float" office:value="8470" calcext:value-type="float">
            <text:p>8470</text:p>
          </table:table-cell>
          <table:table-cell office:value-type="float" office:value="9624.75" calcext:value-type="float">
            <text:p>9624.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44.5" calcext:value-type="float">
            <text:p>9344.5</text:p>
          </table:table-cell>
          <table:table-cell office:value-type="float" office:value="5767.5" calcext:value-type="float">
            <text:p>5767.5</text:p>
          </table:table-cell>
          <table:table-cell office:value-type="float" office:value="8876.25" calcext:value-type="float">
            <text:p>8876.25</text:p>
          </table:table-cell>
          <table:table-cell office:value-type="float" office:value="9036.5" calcext:value-type="float">
            <text:p>9036.5</text:p>
          </table:table-cell>
          <table:table-cell office:value-type="float" office:value="8884.5" calcext:value-type="float">
            <text:p>8884.5</text:p>
          </table:table-cell>
          <table:table-cell office:value-type="float" office:value="10683.75" calcext:value-type="float">
            <text:p>10683.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66.25" calcext:value-type="float">
            <text:p>9766.25</text:p>
          </table:table-cell>
          <table:table-cell office:value-type="float" office:value="7216" calcext:value-type="float">
            <text:p>7216</text:p>
          </table:table-cell>
          <table:table-cell office:value-type="float" office:value="9335.75" calcext:value-type="float">
            <text:p>9335.75</text:p>
          </table:table-cell>
          <table:table-cell office:value-type="float" office:value="9683.25" calcext:value-type="float">
            <text:p>9683.25</text:p>
          </table:table-cell>
          <table:table-cell office:value-type="float" office:value="9380.25" calcext:value-type="float">
            <text:p>9380.25</text:p>
          </table:table-cell>
          <table:table-cell office:value-type="float" office:value="10724.25" calcext:value-type="float">
            <text:p>10724.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28.5" calcext:value-type="float">
            <text:p>10228.5</text:p>
          </table:table-cell>
          <table:table-cell office:value-type="float" office:value="9150.5" calcext:value-type="float">
            <text:p>9150.5</text:p>
          </table:table-cell>
          <table:table-cell office:value-type="float" office:value="9986" calcext:value-type="float">
            <text:p>9986</text:p>
          </table:table-cell>
          <table:table-cell office:value-type="float" office:value="9948.5" calcext:value-type="float">
            <text:p>9948.5</text:p>
          </table:table-cell>
          <table:table-cell office:value-type="float" office:value="10479.25" calcext:value-type="float">
            <text:p>10479.25</text:p>
          </table:table-cell>
          <table:table-cell office:value-type="float" office:value="11256.25" calcext:value-type="float">
            <text:p>11256.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273.25" calcext:value-type="float">
            <text:p>10273.25</text:p>
          </table:table-cell>
          <table:table-cell office:value-type="float" office:value="10651" calcext:value-type="float">
            <text:p>10651</text:p>
          </table:table-cell>
          <table:table-cell office:value-type="float" office:value="10849.75" calcext:value-type="float">
            <text:p>10849.75</text:p>
          </table:table-cell>
          <table:table-cell office:value-type="float" office:value="10451.75" calcext:value-type="float">
            <text:p>10451.75</text:p>
          </table:table-cell>
          <table:table-cell office:value-type="float" office:value="10693" calcext:value-type="float">
            <text:p>10693</text:p>
          </table:table-cell>
          <table:table-cell office:value-type="float" office:value="11783.75" calcext:value-type="float">
            <text:p>11783.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541.25" calcext:value-type="float">
            <text:p>10541.25</text:p>
          </table:table-cell>
          <table:table-cell office:value-type="float" office:value="10629.75" calcext:value-type="float">
            <text:p>10629.75</text:p>
          </table:table-cell>
          <table:table-cell office:value-type="float" office:value="10716.75" calcext:value-type="float">
            <text:p>10716.75</text:p>
          </table:table-cell>
          <table:table-cell office:value-type="float" office:value="10781.5" calcext:value-type="float">
            <text:p>10781.5</text:p>
          </table:table-cell>
          <table:table-cell office:value-type="float" office:value="10497.25" calcext:value-type="float">
            <text:p>10497.25</text:p>
          </table:table-cell>
          <table:table-cell office:value-type="float" office:value="12316.75" calcext:value-type="float">
            <text:p>12316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15:25:33.678643297</dc:date>
    <meta:editing-duration>PT1M44S</meta:editing-duration>
    <meta:editing-cycles>2</meta:editing-cycles>
    <meta:generator>LibreOffice/7.3.0.3$Linux_X86_64 LibreOffice_project/30$Build-3</meta:generator>
    <meta:document-statistic meta:table-count="1" meta:cell-count="1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256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929cm" svg:height="13.997cm" xlink:href=".." xlink:type="simple" chart:class="chart:scatter" chart:style-name="ch1">
        <chart:title svg:x="11.613cm" svg:y="0.414cm" chart:style-name="ch2">
          <text:p>Sorting latencies of a slice of size 256</text:p>
        </chart:title>
        <chart:legend chart:legend-position="end" svg:x="25.944cm" svg:y="5.373cm" style:legend-expansion="high" chart:style-name="ch3"/>
        <chart:plot-area chart:style-name="ch4" table:cell-range-address="'2'.A1:'2'.G21" chart:data-source-has-labels="row" svg:x="1.598cm" svg:y="1.45cm" svg:width="23.728cm" svg:height="11.318cm">
          <chart:coordinate-region svg:x="3.034cm" svg:y="1.663cm" svg:width="22.292cm" svg:height="10.431cm"/>
          <chart:axis chart:dimension="x" chart:name="primary-x" chart:style-name="ch5">
            <chart:title svg:x="11.754cm" svg:y="13.048cm" chart:style-name="ch6">
              <text:p>unsorted input tail length</text:p>
            </chart:title>
          </chart:axis>
          <chart:axis chart:dimension="y" chart:name="primary-y" chart:style-name="ch7">
            <chart:title svg:x="0.451cm" svg:y="7.914cm" chart:style-name="ch8">
              <text:p>latency, ns</text:p>
            </chart:title>
            <chart:grid chart:style-name="ch9" chart:class="major"/>
          </chart:axis>
          <chart:series chart:style-name="ch10" chart:values-cell-range-address="'2'.B2:'2'.B21" chart:label-cell-address="'2'.B1:'2'.B1" chart:class="chart:scatter">
            <chart:domain table:cell-range-address="'2'.A2:'2'.A21"/>
            <chart:data-point chart:repeated="20"/>
          </chart:series>
          <chart:series chart:style-name="ch11" chart:values-cell-range-address="'2'.C2:'2'.C21" chart:label-cell-address="'2'.C1:'2'.C1" chart:class="chart:scatter">
            <chart:data-point chart:repeated="20"/>
          </chart:series>
          <chart:series chart:style-name="ch12" chart:values-cell-range-address="'2'.D2:'2'.D21" chart:label-cell-address="'2'.D1:'2'.D1" chart:class="chart:scatter">
            <chart:data-point chart:repeated="20"/>
          </chart:series>
          <chart:series chart:style-name="ch13" chart:values-cell-range-address="'2'.E2:'2'.E21" chart:label-cell-address="'2'.E1:'2'.E1" chart:class="chart:scatter">
            <chart:data-point chart:repeated="20"/>
          </chart:series>
          <chart:series chart:style-name="ch14" chart:values-cell-range-address="'2'.F2:'2'.F21" chart:label-cell-address="'2'.F1:'2'.F1" chart:class="chart:scatter">
            <chart:data-point chart:repeated="20"/>
          </chart:series>
          <chart:series chart:style-name="ch15" chart:values-cell-range-address="'2'.G2:'2'.G21" chart:label-cell-address="'2'.G1:'2'.G1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ended-256</text:p>
                <draw:g>
                  <svg:desc>'2'.B1:'2'.B1</svg:desc>
                </draw:g>
              </table:table-cell>
              <table:table-cell office:value-type="string">
                <text:p>AppendedWithBuf-256</text:p>
                <draw:g>
                  <svg:desc>'2'.C1:'2'.C1</svg:desc>
                </draw:g>
              </table:table-cell>
              <table:table-cell office:value-type="string">
                <text:p>Slice-256</text:p>
                <draw:g>
                  <svg:desc>'2'.D1:'2'.D1</svg:desc>
                </draw:g>
              </table:table-cell>
              <table:table-cell office:value-type="string">
                <text:p>Sort-256</text:p>
                <draw:g>
                  <svg:desc>'2'.E1:'2'.E1</svg:desc>
                </draw:g>
              </table:table-cell>
              <table:table-cell office:value-type="string">
                <text:p>sort.Slice-256</text:p>
                <draw:g>
                  <svg:desc>'2'.F1:'2'.F1</svg:desc>
                </draw:g>
              </table:table-cell>
              <table:table-cell office:value-type="string">
                <text:p>sort.Sort-256</text:p>
                <draw:g>
                  <svg:desc>'2'.G1:'2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2:'2'.A21</svg:desc>
                </draw:g>
              </table:table-cell>
              <table:table-cell office:value-type="float" office:value="132.47">
                <text:p>132.47</text:p>
                <draw:g>
                  <svg:desc>'2'.B2:'2'.B21</svg:desc>
                </draw:g>
              </table:table-cell>
              <table:table-cell office:value-type="float" office:value="57.16">
                <text:p>57.16</text:p>
                <draw:g>
                  <svg:desc>'2'.C2:'2'.C21</svg:desc>
                </draw:g>
              </table:table-cell>
              <table:table-cell office:value-type="float" office:value="4284.5">
                <text:p>4284.5</text:p>
                <draw:g>
                  <svg:desc>'2'.D2:'2'.D21</svg:desc>
                </draw:g>
              </table:table-cell>
              <table:table-cell office:value-type="float" office:value="4946">
                <text:p>4946</text:p>
                <draw:g>
                  <svg:desc>'2'.E2:'2'.E21</svg:desc>
                </draw:g>
              </table:table-cell>
              <table:table-cell office:value-type="float" office:value="4351.75">
                <text:p>4351.75</text:p>
                <draw:g>
                  <svg:desc>'2'.F2:'2'.F21</svg:desc>
                </draw:g>
              </table:table-cell>
              <table:table-cell office:value-type="float" office:value="4831.5">
                <text:p>4831.5</text:p>
                <draw:g>
                  <svg:desc>'2'.G2:'2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9.22">
                <text:p>209.22</text:p>
              </table:table-cell>
              <table:table-cell office:value-type="float" office:value="100.1">
                <text:p>100.1</text:p>
              </table:table-cell>
              <table:table-cell office:value-type="float" office:value="4949.25">
                <text:p>4949.25</text:p>
              </table:table-cell>
              <table:table-cell office:value-type="float" office:value="5424.75">
                <text:p>5424.75</text:p>
              </table:table-cell>
              <table:table-cell office:value-type="float" office:value="4633.75">
                <text:p>4633.75</text:p>
              </table:table-cell>
              <table:table-cell office:value-type="float" office:value="5086.75">
                <text:p>508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3.38">
                <text:p>273.38</text:p>
              </table:table-cell>
              <table:table-cell office:value-type="float" office:value="126.65">
                <text:p>126.65</text:p>
              </table:table-cell>
              <table:table-cell office:value-type="float" office:value="5123.75">
                <text:p>5123.75</text:p>
              </table:table-cell>
              <table:table-cell office:value-type="float" office:value="6278.25">
                <text:p>6278.25</text:p>
              </table:table-cell>
              <table:table-cell office:value-type="float" office:value="5087">
                <text:p>5087</text:p>
              </table:table-cell>
              <table:table-cell office:value-type="float" office:value="5696.25">
                <text:p>569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3.7">
                <text:p>323.7</text:p>
              </table:table-cell>
              <table:table-cell office:value-type="float" office:value="157.23">
                <text:p>157.23</text:p>
              </table:table-cell>
              <table:table-cell office:value-type="float" office:value="5444.5">
                <text:p>5444.5</text:p>
              </table:table-cell>
              <table:table-cell office:value-type="float" office:value="6014">
                <text:p>6014</text:p>
              </table:table-cell>
              <table:table-cell office:value-type="float" office:value="5401.5">
                <text:p>5401.5</text:p>
              </table:table-cell>
              <table:table-cell office:value-type="float" office:value="5970.25">
                <text:p>597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53.88">
                <text:p>453.88</text:p>
              </table:table-cell>
              <table:table-cell office:value-type="float" office:value="242.03">
                <text:p>242.03</text:p>
              </table:table-cell>
              <table:table-cell office:value-type="float" office:value="5626.5">
                <text:p>5626.5</text:p>
              </table:table-cell>
              <table:table-cell office:value-type="float" office:value="6312.75">
                <text:p>6312.75</text:p>
              </table:table-cell>
              <table:table-cell office:value-type="float" office:value="5676">
                <text:p>5676</text:p>
              </table:table-cell>
              <table:table-cell office:value-type="float" office:value="7009.5">
                <text:p>700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44.62">
                <text:p>544.62</text:p>
              </table:table-cell>
              <table:table-cell office:value-type="float" office:value="305.68">
                <text:p>305.68</text:p>
              </table:table-cell>
              <table:table-cell office:value-type="float" office:value="6188.75">
                <text:p>6188.75</text:p>
              </table:table-cell>
              <table:table-cell office:value-type="float" office:value="6543.5">
                <text:p>6543.5</text:p>
              </table:table-cell>
              <table:table-cell office:value-type="float" office:value="6023.5">
                <text:p>6023.5</text:p>
              </table:table-cell>
              <table:table-cell office:value-type="float" office:value="6836.5">
                <text:p>683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53.9">
                <text:p>753.9</text:p>
              </table:table-cell>
              <table:table-cell office:value-type="float" office:value="409.05">
                <text:p>409.05</text:p>
              </table:table-cell>
              <table:table-cell office:value-type="float" office:value="6368.5">
                <text:p>6368.5</text:p>
              </table:table-cell>
              <table:table-cell office:value-type="float" office:value="6866.75">
                <text:p>6866.75</text:p>
              </table:table-cell>
              <table:table-cell office:value-type="float" office:value="6486.5">
                <text:p>6486.5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008.15">
                <text:p>1008.15</text:p>
              </table:table-cell>
              <table:table-cell office:value-type="float" office:value="556.23">
                <text:p>556.23</text:p>
              </table:table-cell>
              <table:table-cell office:value-type="float" office:value="6599.75">
                <text:p>6599.75</text:p>
              </table:table-cell>
              <table:table-cell office:value-type="float" office:value="7336.5">
                <text:p>7336.5</text:p>
              </table:table-cell>
              <table:table-cell office:value-type="float" office:value="6650.25">
                <text:p>6650.25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46.5">
                <text:p>1346.5</text:p>
              </table:table-cell>
              <table:table-cell office:value-type="float" office:value="720">
                <text:p>720</text:p>
              </table:table-cell>
              <table:table-cell office:value-type="float" office:value="6621.5">
                <text:p>6621.5</text:p>
              </table:table-cell>
              <table:table-cell office:value-type="float" office:value="7279.25">
                <text:p>7279.25</text:p>
              </table:table-cell>
              <table:table-cell office:value-type="float" office:value="6743.25">
                <text:p>6743.25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910.75">
                <text:p>1910.75</text:p>
              </table:table-cell>
              <table:table-cell office:value-type="float" office:value="919.2">
                <text:p>919.2</text:p>
              </table:table-cell>
              <table:table-cell office:value-type="float" office:value="6777.25">
                <text:p>6777.25</text:p>
              </table:table-cell>
              <table:table-cell office:value-type="float" office:value="7329">
                <text:p>7329</text:p>
              </table:table-cell>
              <table:table-cell office:value-type="float" office:value="7082.5">
                <text:p>7082.5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672.5">
                <text:p>2672.5</text:p>
              </table:table-cell>
              <table:table-cell office:value-type="float" office:value="1253.75">
                <text:p>1253.75</text:p>
              </table:table-cell>
              <table:table-cell office:value-type="float" office:value="7343.5">
                <text:p>7343.5</text:p>
              </table:table-cell>
              <table:table-cell office:value-type="float" office:value="7541">
                <text:p>7541</text:p>
              </table:table-cell>
              <table:table-cell office:value-type="float" office:value="7215">
                <text:p>7215</text:p>
              </table:table-cell>
              <table:table-cell office:value-type="float" office:value="8084.75">
                <text:p>8084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797.75">
                <text:p>3797.75</text:p>
              </table:table-cell>
              <table:table-cell office:value-type="float" office:value="1792.25">
                <text:p>1792.25</text:p>
              </table:table-cell>
              <table:table-cell office:value-type="float" office:value="7256.25">
                <text:p>7256.25</text:p>
              </table:table-cell>
              <table:table-cell office:value-type="float" office:value="7805.25">
                <text:p>7805.25</text:p>
              </table:table-cell>
              <table:table-cell office:value-type="float" office:value="7321.5">
                <text:p>7321.5</text:p>
              </table:table-cell>
              <table:table-cell office:value-type="float" office:value="8318.25">
                <text:p>831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5425">
                <text:p>5425</text:p>
              </table:table-cell>
              <table:table-cell office:value-type="float" office:value="2400.5">
                <text:p>2400.5</text:p>
              </table:table-cell>
              <table:table-cell office:value-type="float" office:value="7538.5">
                <text:p>7538.5</text:p>
              </table:table-cell>
              <table:table-cell office:value-type="float" office:value="7981">
                <text:p>7981</text:p>
              </table:table-cell>
              <table:table-cell office:value-type="float" office:value="7482">
                <text:p>7482</text:p>
              </table:table-cell>
              <table:table-cell office:value-type="float" office:value="8466">
                <text:p>8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7546">
                <text:p>7546</text:p>
              </table:table-cell>
              <table:table-cell office:value-type="float" office:value="3339.75">
                <text:p>3339.75</text:p>
              </table:table-cell>
              <table:table-cell office:value-type="float" office:value="7897.75">
                <text:p>7897.75</text:p>
              </table:table-cell>
              <table:table-cell office:value-type="float" office:value="8216">
                <text:p>8216</text:p>
              </table:table-cell>
              <table:table-cell office:value-type="float" office:value="8118.25">
                <text:p>8118.25</text:p>
              </table:table-cell>
              <table:table-cell office:value-type="float" office:value="9090.25">
                <text:p>909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8760.5">
                <text:p>8760.5</text:p>
              </table:table-cell>
              <table:table-cell office:value-type="float" office:value="4468">
                <text:p>4468</text:p>
              </table:table-cell>
              <table:table-cell office:value-type="float" office:value="8436.75">
                <text:p>8436.75</text:p>
              </table:table-cell>
              <table:table-cell office:value-type="float" office:value="8671.5">
                <text:p>8671.5</text:p>
              </table:table-cell>
              <table:table-cell office:value-type="float" office:value="8470">
                <text:p>8470</text:p>
              </table:table-cell>
              <table:table-cell office:value-type="float" office:value="9624.75">
                <text:p>9624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9344.5">
                <text:p>9344.5</text:p>
              </table:table-cell>
              <table:table-cell office:value-type="float" office:value="5767.5">
                <text:p>5767.5</text:p>
              </table:table-cell>
              <table:table-cell office:value-type="float" office:value="8876.25">
                <text:p>8876.25</text:p>
              </table:table-cell>
              <table:table-cell office:value-type="float" office:value="9036.5">
                <text:p>9036.5</text:p>
              </table:table-cell>
              <table:table-cell office:value-type="float" office:value="8884.5">
                <text:p>8884.5</text:p>
              </table:table-cell>
              <table:table-cell office:value-type="float" office:value="10683.75">
                <text:p>1068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9766.25">
                <text:p>9766.25</text:p>
              </table:table-cell>
              <table:table-cell office:value-type="float" office:value="7216">
                <text:p>7216</text:p>
              </table:table-cell>
              <table:table-cell office:value-type="float" office:value="9335.75">
                <text:p>9335.75</text:p>
              </table:table-cell>
              <table:table-cell office:value-type="float" office:value="9683.25">
                <text:p>9683.25</text:p>
              </table:table-cell>
              <table:table-cell office:value-type="float" office:value="9380.25">
                <text:p>9380.25</text:p>
              </table:table-cell>
              <table:table-cell office:value-type="float" office:value="10724.25">
                <text:p>1072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">
                <text:p>147</text:p>
              </table:table-cell>
              <table:table-cell office:value-type="float" office:value="10228.5">
                <text:p>10228.5</text:p>
              </table:table-cell>
              <table:table-cell office:value-type="float" office:value="9150.5">
                <text:p>9150.5</text:p>
              </table:table-cell>
              <table:table-cell office:value-type="float" office:value="9986">
                <text:p>9986</text:p>
              </table:table-cell>
              <table:table-cell office:value-type="float" office:value="9948.5">
                <text:p>9948.5</text:p>
              </table:table-cell>
              <table:table-cell office:value-type="float" office:value="10479.25">
                <text:p>10479.25</text:p>
              </table:table-cell>
              <table:table-cell office:value-type="float" office:value="11256.25">
                <text:p>11256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">
                <text:p>184</text:p>
              </table:table-cell>
              <table:table-cell office:value-type="float" office:value="10273.25">
                <text:p>10273.25</text:p>
              </table:table-cell>
              <table:table-cell office:value-type="float" office:value="10651">
                <text:p>10651</text:p>
              </table:table-cell>
              <table:table-cell office:value-type="float" office:value="10849.75">
                <text:p>10849.75</text:p>
              </table:table-cell>
              <table:table-cell office:value-type="float" office:value="10451.75">
                <text:p>10451.75</text:p>
              </table:table-cell>
              <table:table-cell office:value-type="float" office:value="10693">
                <text:p>10693</text:p>
              </table:table-cell>
              <table:table-cell office:value-type="float" office:value="11783.75">
                <text:p>1178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  <table:table-cell office:value-type="float" office:value="10541.25">
                <text:p>10541.25</text:p>
              </table:table-cell>
              <table:table-cell office:value-type="float" office:value="10629.75">
                <text:p>10629.75</text:p>
              </table:table-cell>
              <table:table-cell office:value-type="float" office:value="10716.75">
                <text:p>10716.75</text:p>
              </table:table-cell>
              <table:table-cell office:value-type="float" office:value="10781.5">
                <text:p>10781.5</text:p>
              </table:table-cell>
              <table:table-cell office:value-type="float" office:value="10497.25">
                <text:p>10497.25</text:p>
              </table:table-cell>
              <table:table-cell office:value-type="float" office:value="12316.75">
                <text:p>12316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